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B(A)</text:p>
          </table:table-cell>
          <table:table-cell office:value-type="string" calcext:value-type="string">
            <text:p>V_h(mV)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6.5" calcext:value-type="float">
            <text:p>-26.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24.7" calcext:value-type="float">
            <text:p>-24.7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-22.6" calcext:value-type="float">
            <text:p>-22.6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-17.2" calcext:value-type="float">
            <text:p>-17.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34.4" calcext:value-type="float">
            <text:p>3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04:29.877668477</meta:creation-date>
    <dc:date>2018-11-06T17:08:31.715448355</dc:date>
    <meta:editing-duration>PT4M2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